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02-09-21" calcext:value-type="date">
            <text:p>2002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8112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Sans" svg:font-family="San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loext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loext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3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loext:text> </loext:text>
      <loext:fill-character> </loext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47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47P2" style:volatile="true">
      <number:currency-symbol/>
      <loext:fill-character> </loext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55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55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loext:min-decimal-places="1" number:min-integer-digits="1" number:min-exponent-digits="1" loext:exponent-interval="3" loext:forced-exponent-sign="true"/>
    </number:number-style>
    <number:date-style style:name="N160" number:title="User-defined">
      <number:year number:calendar="gregorian" number:style="long"/>
      <number:text>-</number:text>
      <number:month number:calendar="gregorian" number:style="long"/>
      <number:text>-</number:text>
      <number:day number:calendar="gregorian" number:style="long"/>
    </number:date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16">00/00/0000</text:date>, <text:time style:data-style-name="N2" text:time-value="21:09:08.67439222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esus Castagnetto</meta:initial-creator>
    <meta:creation-date>2020-04-27T22:59:06.574377190</meta:creation-date>
    <dc:date>2020-12-16T21:10:26.058366598</dc:date>
    <dc:creator>Jesus Castagnetto</dc:creator>
    <meta:editing-duration>P3DT13H56M44S</meta:editing-duration>
    <meta:editing-cycles>306</meta:editing-cycles>
    <meta:generator>LibreOffice/6.4.6.2$Linux_X86_64 LibreOffice_project/40$Build-2</meta:generator>
    <meta:document-statistic meta:table-count="1" meta:cell-count="3505" meta:object-count="0"/>
  </office:meta>
</office:document-meta>
</file>